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8.04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1.573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6.63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1.755cm" fo:break-before="auto" style:use-optimal-row-height="false"/>
    </style:style>
    <style:style style:name="ro4" style:family="table-row">
      <style:table-row-properties style:row-height="1.887cm" fo:break-before="auto" style:use-optimal-row-height="true"/>
    </style:style>
    <style:style style:name="ro5" style:family="table-row">
      <style:table-row-properties style:row-height="1.438cm" fo:break-before="auto" style:use-optimal-row-height="fals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0.7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wrap-option="wrap" fo:border-left="0.002cm solid #000000" fo:border-right="none" fo:border-top="0.002cm solid #000000" style:vertical-align="top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 style:vertical-align="top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order-bottom="0.002cm solid #000000" fo:wrap-option="wrap" fo:border-left="none" fo:border-right="none" fo:border-top="0.002cm solid #000000" style:vertical-align="top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none" fo:border-right="none" fo:border-top="none" style:vertical-align="top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bottom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bottom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5"/>
        <table:table-row table:style-name="ro1">
          <table:table-cell table:number-columns-repeated="22"/>
          <table:table-cell table:style-name="ce15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4" table:number-rows-spanned="1">
            <text:p><text:a xlink:href="http://ourecycler.fr/point-tri-selectif.php?cdtyp=&amp;asso=&amp;ville=Nantes">http://ourecycler.fr/point-tri-selectif.php?cdtyp=&amp;asso=&amp;ville=Nantes</text:a> </text:p>
          </table:table-cell>
          <table:covered-table-cell table:number-columns-repeated="3"/>
          <table:table-cell table:number-columns-repeated="17"/>
          <table:table-cell table:style-name="ce15" table:number-columns-repeated="2"/>
          <table:table-cell table:number-columns-repeated="2"/>
        </table:table-row>
        <table:table-row table:style-name="ro1">
          <table:table-cell table:number-columns-repeated="22"/>
          <table:table-cell table:style-name="ce15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2">
            <text:p>Adresse du point d'apport</text:p>
          </table:table-cell>
          <table:table-cell table:style-name="ce6" office:value-type="string" table:number-columns-spanned="1" table:number-rows-spanned="2">
            <text:p>Association collectrice</text:p>
          </table:table-cell>
          <table:table-cell table:style-name="ce6" office:value-type="string" table:number-columns-spanned="1" table:number-rows-spanned="2">
            <text:p>Ville</text:p>
          </table:table-cell>
          <table:table-cell table:style-name="ce6" office:value-type="string" table:number-columns-spanned="1" table:number-rows-spanned="2">
            <text:p>Département</text:p>
          </table:table-cell>
          <table:table-cell table:style-name="ce10">
            <draw:frame table:end-cell-address="Feuille1.F4" table:end-x="0.158cm" table:end-y="0.343cm" draw:z-index="372" draw:name="http://ourecycler.fr/type/verre.png" draw:style-name="gr1" draw:text-style-name="P1" svg:width="0.158cm" svg:height="0.343cm" svg:x="0cm" svg:y="0cm">
              <draw:image xlink:href="http://ourecycler.fr/type/verr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G5" table:end-x="0.33cm" table:end-y="0.548cm" draw:z-index="373" draw:name="http://ourecycler.fr/type/bouchons.png" draw:style-name="gr1" draw:text-style-name="P1" svg:width="0.33cm" svg:height="1cm" svg:x="0cm" svg:y="0cm">
              <draw:image xlink:href="http://ourecycler.fr/type/bouchons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H4" table:end-x="0.158cm" table:end-y="0.343cm" draw:z-index="374" draw:name="http://ourecycler.fr/type/plastique.png" draw:style-name="gr1" draw:text-style-name="P1" svg:width="0.158cm" svg:height="0.343cm" svg:x="0cm" svg:y="0cm">
              <draw:image xlink:href="http://ourecycler.fr/type/plastiqu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I5" table:end-x="0.35cm" table:end-y="0.548cm" draw:z-index="375" draw:name="http://ourecycler.fr/type/ampoule.png" draw:style-name="gr1" draw:text-style-name="P1" svg:width="0.35cm" svg:height="1cm" svg:x="0cm" svg:y="0cm">
              <draw:image xlink:href="http://ourecycler.fr/type/ampoul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J5" table:end-x="0.31cm" table:end-y="0.548cm" draw:z-index="376" draw:name="http://ourecycler.fr/type/telephone.png" draw:style-name="gr1" draw:text-style-name="P1" svg:width="0.31cm" svg:height="1cm" svg:x="0cm" svg:y="0cm">
              <draw:image xlink:href="http://ourecycler.fr/type/telephon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K5" table:end-x="0.502cm" table:end-y="0.05cm" draw:z-index="377" draw:name="http://ourecycler.fr/type/informatique.png" draw:style-name="gr1" draw:text-style-name="P1" svg:width="0.502cm" svg:height="0.502cm" svg:x="0cm" svg:y="0cm">
              <draw:image xlink:href="http://ourecycler.fr/type/informatiqu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L5" table:end-x="0.66cm" table:end-y="0.208cm" draw:z-index="378" draw:name="http://ourecycler.fr/type/vert.png" draw:style-name="gr1" draw:text-style-name="P1" svg:width="0.66cm" svg:height="0.66cm" svg:x="0cm" svg:y="0cm">
              <draw:image xlink:href="http://ourecycler.fr/type/vert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M5" table:end-x="0.33cm" table:end-y="0.548cm" draw:z-index="379" draw:name="http://ourecycler.fr/type/vetement.png" draw:style-name="gr1" draw:text-style-name="P1" svg:width="0.33cm" svg:height="1cm" svg:x="0cm" svg:y="0cm">
              <draw:image xlink:href="http://ourecycler.fr/type/vetement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N5" table:end-x="0.422cm" table:end-y="0.054cm" draw:z-index="380" draw:name="http://ourecycler.fr/type/papier.png" draw:style-name="gr1" draw:text-style-name="P1" svg:width="0.422cm" svg:height="0.506cm" svg:x="0cm" svg:y="0cm">
              <draw:image xlink:href="http://ourecycler.fr/type/papier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O5" table:end-x="0.4cm" table:end-y="0.548cm" draw:z-index="381" draw:name="http://ourecycler.fr/type/pile.png" draw:style-name="gr1" draw:text-style-name="P1" svg:width="0.4cm" svg:height="1cm" svg:x="0cm" svg:y="0cm">
              <draw:image xlink:href="http://ourecycler.fr/type/pil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P5" table:end-x="0.65cm" table:end-y="0.548cm" draw:z-index="382" draw:name="http://ourecycler.fr/type/jouet.png" draw:style-name="gr1" draw:text-style-name="P1" svg:width="0.65cm" svg:height="1cm" svg:x="0cm" svg:y="0cm">
              <draw:image xlink:href="http://ourecycler.fr/type/jouet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Q4" table:end-x="0.317cm" table:end-y="0.211cm" draw:z-index="383" draw:name="http://ourecycler.fr/type/cartouche.png" draw:style-name="gr1" draw:text-style-name="P1" svg:width="0.317cm" svg:height="0.211cm" svg:x="0cm" svg:y="0cm">
              <draw:image xlink:href="http://ourecycler.fr/type/cartouch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R5" table:end-x="0.37cm" table:end-y="0.548cm" draw:z-index="384" draw:name="http://ourecycler.fr/type/chaussure.png" draw:style-name="gr1" draw:text-style-name="P1" svg:width="0.37cm" svg:height="1cm" svg:x="0cm" svg:y="0cm">
              <draw:image xlink:href="http://ourecycler.fr/type/chaussure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S5" table:end-x="0.72cm" table:end-y="0.548cm" draw:z-index="385" draw:name="http://ourecycler.fr/type/cd.png" draw:style-name="gr1" draw:text-style-name="P1" svg:width="0.72cm" svg:height="1cm" svg:x="0cm" svg:y="0cm">
              <draw:image xlink:href="http://ourecycler.fr/type/cd.png" xlink:type="simple" xlink:show="embed" xlink:actuate="onLoad">
                <text:p/>
              </draw:image>
            </draw:frame>
          </table:table-cell>
          <table:table-cell table:style-name="ce10">
            <draw:frame table:end-cell-address="Feuille1.T5" table:end-x="0.72cm" table:end-y="0.548cm" draw:z-index="386" draw:name="http://ourecycler.fr/type/livres.png" draw:style-name="gr1" draw:text-style-name="P1" svg:width="0.72cm" svg:height="1cm" svg:x="0cm" svg:y="0cm">
              <draw:image xlink:href="http://ourecycler.fr/type/livres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Feuille1.U5" table:end-x="0.72cm" table:end-y="0.548cm" draw:z-index="387" draw:name="http://ourecycler.fr/type/metaux.png" draw:style-name="gr1" draw:text-style-name="P1" svg:width="0.72cm" svg:height="1cm" svg:x="0cm" svg:y="0cm">
              <draw:image xlink:href="http://ourecycler.fr/type/metaux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/>
          <table:covered-table-cell table:style-name="ce3"/>
          <table:covered-table-cell table:number-columns-repeated="3" table:style-name="ce7"/>
          <table:table-cell table:style-name="ce11" office:value-type="string">
            <text:p>Verre</text:p>
          </table:table-cell>
          <table:table-cell table:style-name="ce11" office:value-type="string">
            <text:p>Bouchons bouteilles</text:p>
          </table:table-cell>
          <table:table-cell table:style-name="ce11" office:value-type="string">
            <text:p>Plastiques et emballages</text:p>
          </table:table-cell>
          <table:table-cell table:style-name="ce11" office:value-type="string">
            <text:p>Ampoules</text:p>
          </table:table-cell>
          <table:table-cell table:style-name="ce11" office:value-type="string">
            <text:p>Téléphones</text:p>
          </table:table-cell>
          <table:table-cell table:style-name="ce11" office:value-type="string">
            <text:p>Matériel informatique</text:p>
          </table:table-cell>
          <table:table-cell table:style-name="ce11" office:value-type="string">
            <text:p>Dechets verts</text:p>
          </table:table-cell>
          <table:table-cell table:style-name="ce11" office:value-type="string">
            <text:p>Tissus et vêtements</text:p>
          </table:table-cell>
          <table:table-cell table:style-name="ce11" office:value-type="string">
            <text:p>Papiers et cartons</text:p>
          </table:table-cell>
          <table:table-cell table:style-name="ce11" office:value-type="string">
            <text:p>Piles batteries</text:p>
          </table:table-cell>
          <table:table-cell table:style-name="ce11" office:value-type="string">
            <text:p>Jouets</text:p>
          </table:table-cell>
          <table:table-cell table:style-name="ce11" office:value-type="string">
            <text:p>Cartouches d'encre</text:p>
          </table:table-cell>
          <table:table-cell table:style-name="ce11" office:value-type="string">
            <text:p>Chaussures</text:p>
          </table:table-cell>
          <table:table-cell table:style-name="ce11" office:value-type="string">
            <text:p>CD/DVD</text:p>
          </table:table-cell>
          <table:table-cell table:style-name="ce11" office:value-type="string">
            <text:p>Livres</text:p>
          </table:table-cell>
          <table:table-cell table:style-name="ce14" office:value-type="string">
            <text:p>Métaux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35 Rue de l'Ouche Buron 44300 Nantes France</text:p>
          </table:table-cell>
          <table:table-cell table:style-name="ce8" office:value-type="string">
            <text:p><text:a xlink:href="http://ourecycler.fr/www.knetpartage.fr"> </text:a></text:p>
            <draw:frame table:end-cell-address="Feuille1.C7" table:end-x="1.7cm" table:end-y="0.108cm" draw:z-index="208" draw:name="http://ourecycler.fr/logo/13.png" draw:style-name="gr1" draw:text-style-name="P1" svg:width="1.7cm" svg:height="0.56cm" svg:x="0cm" svg:y="0cm">
              <draw:image xlink:href="http://ourecycler.fr/logo/13.png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ourecycler.fr/recyclage.php?cdtyp=1&amp;ville=Nantes&amp;mat=0&amp;cp=%20443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6" table:end-x="0.158cm" table:end-y="0.158cm" draw:z-index="209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6" table:end-x="0.158cm" table:end-y="0.158cm" draw:z-index="210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6" table:end-x="0.158cm" table:end-y="0.158cm" draw:z-index="211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6" table:end-x="0.158cm" table:end-y="0.158cm" draw:z-index="212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6" table:end-x="0.158cm" table:end-y="0.158cm" draw:z-index="213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6" table:end-x="0.158cm" table:end-y="0.158cm" draw:z-index="214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6" table:end-x="0.158cm" table:end-y="0.158cm" draw:z-index="215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6" table:end-x="0.158cm" table:end-y="0.158cm" draw:z-index="216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6" table:end-x="0.158cm" table:end-y="0.158cm" draw:z-index="217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6" table:end-x="0.158cm" table:end-y="0.158cm" draw:z-index="218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6" table:end-x="0.158cm" table:end-y="0.158cm" draw:z-index="219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6" table:end-x="0.158cm" table:end-y="0.158cm" draw:z-index="220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6" table:end-x="0.158cm" table:end-y="0.158cm" draw:z-index="221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6" table:end-x="0.158cm" table:end-y="0.158cm" draw:z-index="222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6" table:end-x="0.158cm" table:end-y="0.158cm" draw:z-index="223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6" table:end-x="0.078cm" table:end-y="0.078cm" draw:z-index="224" draw:name="http://ourecycler.fr/art/OK.png" draw:style-name="gr1" draw:text-style-name="P1" svg:width="0.078cm" svg:height="0.078cm" svg:x="0cm" svg:y="0cm">
              <draw:image xlink:href="http://ourecycler.fr/art/OK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cyclage de canettes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1 rue Kleber,44000 Nantes, France</text:p>
          </table:table-cell>
          <table:table-cell table:style-name="ce8" office:value-type="string">
            <text:p><text:a xlink:href="http://www.recyclagesolidaire.org/"> </text:a></text:p>
            <draw:frame table:end-cell-address="Feuille1.C7" table:end-x="1cm" table:end-y="1cm" draw:z-index="225" draw:name="http://ourecycler.fr/logo/3.png" draw:style-name="gr1" draw:text-style-name="P1" svg:width="1cm" svg:height="1cm" svg:x="0cm" svg:y="0cm">
              <draw:image xlink:href="http://ourecycler.fr/logo/3.png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7" table:end-x="0.158cm" table:end-y="0.158cm" draw:z-index="226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7" table:end-x="0.158cm" table:end-y="0.158cm" draw:z-index="227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7" table:end-x="0.158cm" table:end-y="0.158cm" draw:z-index="228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7" table:end-x="0.158cm" table:end-y="0.158cm" draw:z-index="229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7" table:end-x="0.078cm" table:end-y="0.078cm" draw:z-index="230" draw:name="http://ourecycler.fr/art/OK.png" draw:style-name="gr1" draw:text-style-name="P1" svg:width="0.078cm" svg:height="0.078cm" svg:x="0cm" svg:y="0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7" table:end-x="0.078cm" table:end-y="0.078cm" draw:z-index="231" draw:name="http://ourecycler.fr/art/OK.png" draw:style-name="gr1" draw:text-style-name="P1" svg:width="0.078cm" svg:height="0.078cm" svg:x="0cm" svg:y="0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7" table:end-x="0.158cm" table:end-y="0.158cm" draw:z-index="232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7" table:end-x="0.158cm" table:end-y="0.158cm" draw:z-index="233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7" table:end-x="0.158cm" table:end-y="0.158cm" draw:z-index="234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7" table:end-x="0.158cm" table:end-y="0.158cm" draw:z-index="235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7" table:end-x="0.158cm" table:end-y="0.158cm" draw:z-index="236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7" table:end-x="0.078cm" table:end-y="0.078cm" draw:z-index="237" draw:name="http://ourecycler.fr/art/OK.png" draw:style-name="gr1" draw:text-style-name="P1" svg:width="0.078cm" svg:height="0.078cm" svg:x="0cm" svg:y="0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7" table:end-x="0.158cm" table:end-y="0.158cm" draw:z-index="238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7" table:end-x="0.158cm" table:end-y="0.158cm" draw:z-index="239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7" table:end-x="0.158cm" table:end-y="0.158cm" draw:z-index="240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7" table:end-x="0.158cm" table:end-y="0.158cm" draw:z-index="241" draw:name="http://ourecycler.fr/art/KO.png" draw:style-name="gr1" draw:text-style-name="P1" svg:width="0.158cm" svg:height="0.158cm" svg:x="0cm" svg:y="0cm">
              <draw:image xlink:href="http://ourecycler.fr/art/KO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cartouches d'encre d'imprimante. <text:s/>câbles d'alimentation, des chargeurs, des téléphones portables</text:p>
          </table:table-cell>
          <table:table-cell table:style-name="ce17" office:value-type="string">
            <text:p>La société POLYTECH, travaillant avec des recycleurs certifiés ISO 14001, rachète directement aux associations les lots de déchets collectés, selon la grille de tarifs prédéfinie. 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>
            <text:p>4, rue Samuel Champlain,44300 NANTES, France</text:p>
          </table:table-cell>
          <table:table-cell table:style-name="ce8" office:value-type="string">
            <text:p><text:a xlink:href="http://www.recyclagesolidaire.org/"> </text:a></text:p>
            <draw:frame table:end-cell-address="Feuille1.C8" table:end-x="1cm" table:end-y="1.019cm" draw:z-index="242" draw:name="http://ourecycler.fr/logo/3.png" draw:style-name="gr1" draw:text-style-name="P1" svg:width="1cm" svg:height="1cm" svg:x="0cm" svg:y="0.019cm">
              <draw:image xlink:href="http://ourecycler.fr/logo/3.png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ourecycler.fr/recyclage.php?cdtyp=1&amp;ville=NANTES&amp;mat=0&amp;cp=443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8" table:end-x="0.158cm" table:end-y="0.177cm" draw:z-index="24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8" table:end-x="0.158cm" table:end-y="0.177cm" draw:z-index="24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8" table:end-x="0.158cm" table:end-y="0.177cm" draw:z-index="24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8" table:end-x="0.158cm" table:end-y="0.177cm" draw:z-index="24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8" table:end-x="0.078cm" table:end-y="0.097cm" draw:z-index="247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8" table:end-x="0.078cm" table:end-y="0.097cm" draw:z-index="248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8" table:end-x="0.158cm" table:end-y="0.177cm" draw:z-index="24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8" table:end-x="0.158cm" table:end-y="0.177cm" draw:z-index="25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8" table:end-x="0.158cm" table:end-y="0.177cm" draw:z-index="25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8" table:end-x="0.158cm" table:end-y="0.177cm" draw:z-index="25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8" table:end-x="0.158cm" table:end-y="0.177cm" draw:z-index="25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8" table:end-x="0.078cm" table:end-y="0.097cm" draw:z-index="25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8" table:end-x="0.158cm" table:end-y="0.177cm" draw:z-index="25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8" table:end-x="0.158cm" table:end-y="0.177cm" draw:z-index="25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8" table:end-x="0.158cm" table:end-y="0.177cm" draw:z-index="25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8" table:end-x="0.158cm" table:end-y="0.177cm" draw:z-index="25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6">
          <table:table-cell/>
          <table:table-cell table:style-name="ce4" office:value-type="string">
            <text:p>9, rue Copernic 28, rue Racine,44000 Nantes, France</text:p>
          </table:table-cell>
          <table:table-cell table:style-name="ce8" office:value-type="string">
            <text:p><text:a xlink:href="http://www.recyclagesolidaire.org/"> </text:a></text:p>
            <draw:frame table:end-cell-address="Feuille1.C9" table:end-x="1cm" table:end-y="1.019cm" draw:z-index="259" draw:name="http://ourecycler.fr/logo/3.png" draw:style-name="gr1" draw:text-style-name="P1" svg:width="1cm" svg:height="1cm" svg:x="0cm" svg:y="0.019cm">
              <draw:image xlink:href="http://ourecycler.fr/logo/3.png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9" table:end-x="0.158cm" table:end-y="0.177cm" draw:z-index="26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9" table:end-x="0.158cm" table:end-y="0.177cm" draw:z-index="26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9" table:end-x="0.158cm" table:end-y="0.177cm" draw:z-index="26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9" table:end-x="0.158cm" table:end-y="0.177cm" draw:z-index="26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9" table:end-x="0.078cm" table:end-y="0.097cm" draw:z-index="26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9" table:end-x="0.078cm" table:end-y="0.097cm" draw:z-index="265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9" table:end-x="0.158cm" table:end-y="0.177cm" draw:z-index="26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9" table:end-x="0.158cm" table:end-y="0.177cm" draw:z-index="26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9" table:end-x="0.158cm" table:end-y="0.177cm" draw:z-index="26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9" table:end-x="0.158cm" table:end-y="0.177cm" draw:z-index="26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9" table:end-x="0.158cm" table:end-y="0.177cm" draw:z-index="27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9" table:end-x="0.078cm" table:end-y="0.097cm" draw:z-index="271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9" table:end-x="0.158cm" table:end-y="0.177cm" draw:z-index="27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9" table:end-x="0.158cm" table:end-y="0.177cm" draw:z-index="27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9" table:end-x="0.158cm" table:end-y="0.177cm" draw:z-index="27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9" table:end-x="0.158cm" table:end-y="0.177cm" draw:z-index="27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6 rue Monteil 44000 NANTES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0" table:end-x="0.158cm" table:end-y="0.177cm" draw:z-index="27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0" table:end-x="0.158cm" table:end-y="0.177cm" draw:z-index="27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0" table:end-x="0.158cm" table:end-y="0.177cm" draw:z-index="27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0" table:end-x="0.158cm" table:end-y="0.177cm" draw:z-index="27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0" table:end-x="0.158cm" table:end-y="0.177cm" draw:z-index="28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0" table:end-x="0.158cm" table:end-y="0.177cm" draw:z-index="28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0" table:end-x="0.158cm" table:end-y="0.177cm" draw:z-index="28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0" table:end-x="0.158cm" table:end-y="0.177cm" draw:z-index="28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0" table:end-x="0.158cm" table:end-y="0.177cm" draw:z-index="28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0" table:end-x="0.158cm" table:end-y="0.177cm" draw:z-index="28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0" table:end-x="0.158cm" table:end-y="0.177cm" draw:z-index="28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0" table:end-x="0.158cm" table:end-y="0.177cm" draw:z-index="28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0" table:end-x="0.158cm" table:end-y="0.177cm" draw:z-index="28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0" table:end-x="0.158cm" table:end-y="0.177cm" draw:z-index="28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0" table:end-x="0.078cm" table:end-y="0.097cm" draw:z-index="290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0" table:end-x="0.158cm" table:end-y="0.177cm" draw:z-index="29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2-3 Rue Premion, 440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1" table:end-x="0.158cm" table:end-y="0.177cm" draw:z-index="29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1" table:end-x="0.158cm" table:end-y="0.177cm" draw:z-index="29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1" table:end-x="0.158cm" table:end-y="0.177cm" draw:z-index="29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1" table:end-x="0.158cm" table:end-y="0.177cm" draw:z-index="29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1" table:end-x="0.158cm" table:end-y="0.177cm" draw:z-index="29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1" table:end-x="0.158cm" table:end-y="0.177cm" draw:z-index="29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1" table:end-x="0.158cm" table:end-y="0.177cm" draw:z-index="29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1" table:end-x="0.158cm" table:end-y="0.177cm" draw:z-index="29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1" table:end-x="0.158cm" table:end-y="0.177cm" draw:z-index="30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1" table:end-x="0.158cm" table:end-y="0.177cm" draw:z-index="30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1" table:end-x="0.158cm" table:end-y="0.177cm" draw:z-index="30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1" table:end-x="0.158cm" table:end-y="0.177cm" draw:z-index="30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1" table:end-x="0.158cm" table:end-y="0.177cm" draw:z-index="30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1" table:end-x="0.158cm" table:end-y="0.177cm" draw:z-index="30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1" table:end-x="0.078cm" table:end-y="0.097cm" draw:z-index="306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1" table:end-x="0.158cm" table:end-y="0.177cm" draw:z-index="30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7">
          <table:table-cell/>
          <table:table-cell table:style-name="ce4" office:value-type="string">
            <text:p>27 Avenue de la Gare de Saint-Joseph, 443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3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2" table:end-x="0.078cm" table:end-y="0.098cm" draw:z-index="308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2" table:end-x="0.158cm" table:end-y="0.178cm" draw:z-index="309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2" table:end-x="0.078cm" table:end-y="0.098cm" draw:z-index="310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2" table:end-x="0.078cm" table:end-y="0.098cm" draw:z-index="311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2" table:end-x="0.158cm" table:end-y="0.178cm" draw:z-index="31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2" table:end-x="0.078cm" table:end-y="0.098cm" draw:z-index="313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2" table:end-x="0.078cm" table:end-y="0.098cm" draw:z-index="314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2" table:end-x="0.158cm" table:end-y="0.178cm" draw:z-index="31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2" table:end-x="0.078cm" table:end-y="0.098cm" draw:z-index="316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2" table:end-x="0.078cm" table:end-y="0.098cm" draw:z-index="317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2" table:end-x="0.158cm" table:end-y="0.178cm" draw:z-index="318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2" table:end-x="0.078cm" table:end-y="0.098cm" draw:z-index="319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2" table:end-x="0.158cm" table:end-y="0.178cm" draw:z-index="320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2" table:end-x="0.158cm" table:end-y="0.178cm" draw:z-index="321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2" table:end-x="0.158cm" table:end-y="0.178cm" draw:z-index="32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2" table:end-x="0.078cm" table:end-y="0.098cm" draw:z-index="323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51 bis rue de la Moisdonnière 44300 NANTES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3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3" table:end-x="0.158cm" table:end-y="0.177cm" draw:z-index="32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3" table:end-x="0.158cm" table:end-y="0.177cm" draw:z-index="32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3" table:end-x="0.158cm" table:end-y="0.177cm" draw:z-index="32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3" table:end-x="0.158cm" table:end-y="0.177cm" draw:z-index="32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3" table:end-x="0.158cm" table:end-y="0.177cm" draw:z-index="32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3" table:end-x="0.158cm" table:end-y="0.177cm" draw:z-index="32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3" table:end-x="0.158cm" table:end-y="0.177cm" draw:z-index="33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3" table:end-x="0.078cm" table:end-y="0.097cm" draw:z-index="331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3" table:end-x="0.158cm" table:end-y="0.177cm" draw:z-index="33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3" table:end-x="0.158cm" table:end-y="0.177cm" draw:z-index="33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3" table:end-x="0.078cm" table:end-y="0.097cm" draw:z-index="33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3" table:end-x="0.158cm" table:end-y="0.177cm" draw:z-index="33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3" table:end-x="0.078cm" table:end-y="0.097cm" draw:z-index="336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3" table:end-x="0.158cm" table:end-y="0.177cm" draw:z-index="33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3" table:end-x="0.078cm" table:end-y="0.097cm" draw:z-index="338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3" table:end-x="0.158cm" table:end-y="0.177cm" draw:z-index="33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13 Rue de l'Hôtel de ville, 440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4" table:end-x="0.158cm" table:end-y="0.178cm" draw:z-index="340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4" table:end-x="0.158cm" table:end-y="0.178cm" draw:z-index="341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4" table:end-x="0.158cm" table:end-y="0.178cm" draw:z-index="34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4" table:end-x="0.158cm" table:end-y="0.178cm" draw:z-index="34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4" table:end-x="0.158cm" table:end-y="0.178cm" draw:z-index="34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4" table:end-x="0.158cm" table:end-y="0.178cm" draw:z-index="34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4" table:end-x="0.158cm" table:end-y="0.178cm" draw:z-index="346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4" table:end-x="0.158cm" table:end-y="0.178cm" draw:z-index="347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4" table:end-x="0.158cm" table:end-y="0.178cm" draw:z-index="348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4" table:end-x="0.158cm" table:end-y="0.178cm" draw:z-index="349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4" table:end-x="0.158cm" table:end-y="0.178cm" draw:z-index="350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4" table:end-x="0.078cm" table:end-y="0.098cm" draw:z-index="351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4" table:end-x="0.158cm" table:end-y="0.178cm" draw:z-index="35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4" table:end-x="0.158cm" table:end-y="0.178cm" draw:z-index="35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4" table:end-x="0.158cm" table:end-y="0.178cm" draw:z-index="35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4" table:end-x="0.158cm" table:end-y="0.178cm" draw:z-index="35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7 Place de la Bourse, 440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5" table:end-x="0.158cm" table:end-y="0.177cm" draw:z-index="35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5" table:end-x="0.158cm" table:end-y="0.177cm" draw:z-index="35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5" table:end-x="0.158cm" table:end-y="0.177cm" draw:z-index="35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5" table:end-x="0.158cm" table:end-y="0.177cm" draw:z-index="35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5" table:end-x="0.158cm" table:end-y="0.177cm" draw:z-index="36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5" table:end-x="0.158cm" table:end-y="0.177cm" draw:z-index="36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5" table:end-x="0.158cm" table:end-y="0.177cm" draw:z-index="36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5" table:end-x="0.158cm" table:end-y="0.177cm" draw:z-index="36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5" table:end-x="0.158cm" table:end-y="0.177cm" draw:z-index="36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5" table:end-x="0.158cm" table:end-y="0.177cm" draw:z-index="36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5" table:end-x="0.158cm" table:end-y="0.177cm" draw:z-index="36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5" table:end-x="0.078cm" table:end-y="0.097cm" draw:z-index="367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5" table:end-x="0.158cm" table:end-y="0.177cm" draw:z-index="36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5" table:end-x="0.158cm" table:end-y="0.177cm" draw:z-index="36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5" table:end-x="0.158cm" table:end-y="0.177cm" draw:z-index="37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5" table:end-x="0.158cm" table:end-y="0.177cm" draw:z-index="37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4"/>
          <table:table-cell table:number-columns-repeated="21"/>
        </table:table-row>
        <table:table-row table:style-name="ro1">
          <table:table-cell/>
          <table:table-cell table:style-name="ce4" office:value-type="string">
            <text:p>15 Boulevard Jean XXIII, 441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1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7" table:end-x="0.158cm" table:end-y="0.177cm" draw:z-index="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7" table:end-x="0.158cm" table:end-y="0.177cm" draw:z-index="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7" table:end-x="0.158cm" table:end-y="0.177cm" draw:z-index="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7" table:end-x="0.158cm" table:end-y="0.177cm" draw:z-index="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7" table:end-x="0.158cm" table:end-y="0.177cm" draw:z-index="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7" table:end-x="0.078cm" table:end-y="0.097cm" draw:z-index="5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7" table:end-x="0.158cm" table:end-y="0.177cm" draw:z-index="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7" table:end-x="0.158cm" table:end-y="0.177cm" draw:z-index="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7" table:end-x="0.158cm" table:end-y="0.177cm" draw:z-index="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7" table:end-x="0.158cm" table:end-y="0.177cm" draw:z-index="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7" table:end-x="0.158cm" table:end-y="0.177cm" draw:z-index="1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7" table:end-x="0.158cm" table:end-y="0.177cm" draw:z-index="1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7" table:end-x="0.158cm" table:end-y="0.177cm" draw:z-index="1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7" table:end-x="0.158cm" table:end-y="0.177cm" draw:z-index="1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7" table:end-x="0.158cm" table:end-y="0.177cm" draw:z-index="1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7" table:end-x="0.158cm" table:end-y="0.177cm" draw:z-index="1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4-14 Rue du Bois Hardy, 441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1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8" table:end-x="0.078cm" table:end-y="0.097cm" draw:z-index="16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8" table:end-x="0.158cm" table:end-y="0.177cm" draw:z-index="1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8" table:end-x="0.078cm" table:end-y="0.097cm" draw:z-index="18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8" table:end-x="0.078cm" table:end-y="0.097cm" draw:z-index="19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8" table:end-x="0.158cm" table:end-y="0.177cm" draw:z-index="2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8" table:end-x="0.078cm" table:end-y="0.097cm" draw:z-index="21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8" table:end-x="0.078cm" table:end-y="0.097cm" draw:z-index="22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8" table:end-x="0.158cm" table:end-y="0.177cm" draw:z-index="2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8" table:end-x="0.078cm" table:end-y="0.097cm" draw:z-index="2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8" table:end-x="0.078cm" table:end-y="0.097cm" draw:z-index="25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8" table:end-x="0.158cm" table:end-y="0.177cm" draw:z-index="2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8" table:end-x="0.078cm" table:end-y="0.097cm" draw:z-index="27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8" table:end-x="0.158cm" table:end-y="0.177cm" draw:z-index="2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8" table:end-x="0.158cm" table:end-y="0.177cm" draw:z-index="2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8" table:end-x="0.158cm" table:end-y="0.177cm" draw:z-index="3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8" table:end-x="0.078cm" table:end-y="0.097cm" draw:z-index="31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19 Rue Jean Marc Nattier, 441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1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19" table:end-x="0.078cm" table:end-y="0.098cm" draw:z-index="32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19" table:end-x="0.158cm" table:end-y="0.178cm" draw:z-index="3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19" table:end-x="0.078cm" table:end-y="0.098cm" draw:z-index="34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19" table:end-x="0.078cm" table:end-y="0.098cm" draw:z-index="35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19" table:end-x="0.158cm" table:end-y="0.178cm" draw:z-index="36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19" table:end-x="0.078cm" table:end-y="0.098cm" draw:z-index="37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19" table:end-x="0.078cm" table:end-y="0.098cm" draw:z-index="38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19" table:end-x="0.158cm" table:end-y="0.178cm" draw:z-index="39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19" table:end-x="0.078cm" table:end-y="0.098cm" draw:z-index="40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19" table:end-x="0.078cm" table:end-y="0.098cm" draw:z-index="41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19" table:end-x="0.158cm" table:end-y="0.178cm" draw:z-index="4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19" table:end-x="0.078cm" table:end-y="0.098cm" draw:z-index="43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19" table:end-x="0.158cm" table:end-y="0.178cm" draw:z-index="4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19" table:end-x="0.158cm" table:end-y="0.178cm" draw:z-index="4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19" table:end-x="0.158cm" table:end-y="0.178cm" draw:z-index="46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19" table:end-x="0.078cm" table:end-y="0.098cm" draw:z-index="47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14 Rue Vulcain, 443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3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0" table:end-x="0.078cm" table:end-y="0.097cm" draw:z-index="48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0" table:end-x="0.158cm" table:end-y="0.177cm" draw:z-index="4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0" table:end-x="0.078cm" table:end-y="0.097cm" draw:z-index="50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0" table:end-x="0.078cm" table:end-y="0.097cm" draw:z-index="51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0" table:end-x="0.158cm" table:end-y="0.177cm" draw:z-index="5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0" table:end-x="0.078cm" table:end-y="0.097cm" draw:z-index="53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0" table:end-x="0.078cm" table:end-y="0.097cm" draw:z-index="5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0" table:end-x="0.158cm" table:end-y="0.177cm" draw:z-index="5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0" table:end-x="0.078cm" table:end-y="0.097cm" draw:z-index="56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0" table:end-x="0.078cm" table:end-y="0.097cm" draw:z-index="57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0" table:end-x="0.158cm" table:end-y="0.177cm" draw:z-index="5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0" table:end-x="0.078cm" table:end-y="0.097cm" draw:z-index="59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0" table:end-x="0.158cm" table:end-y="0.177cm" draw:z-index="6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0" table:end-x="0.158cm" table:end-y="0.177cm" draw:z-index="6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0" table:end-x="0.158cm" table:end-y="0.177cm" draw:z-index="6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0" table:end-x="0.078cm" table:end-y="0.097cm" draw:z-index="63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20 Rue du Bourget, 44000 Nantes,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1" table:end-x="0.078cm" table:end-y="0.097cm" draw:z-index="6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1" table:end-x="0.158cm" table:end-y="0.177cm" draw:z-index="6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1" table:end-x="0.078cm" table:end-y="0.097cm" draw:z-index="66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1" table:end-x="0.078cm" table:end-y="0.097cm" draw:z-index="67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1" table:end-x="0.158cm" table:end-y="0.177cm" draw:z-index="6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1" table:end-x="0.078cm" table:end-y="0.097cm" draw:z-index="69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1" table:end-x="0.078cm" table:end-y="0.097cm" draw:z-index="70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1" table:end-x="0.158cm" table:end-y="0.177cm" draw:z-index="7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1" table:end-x="0.078cm" table:end-y="0.097cm" draw:z-index="72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1" table:end-x="0.078cm" table:end-y="0.097cm" draw:z-index="73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1" table:end-x="0.158cm" table:end-y="0.177cm" draw:z-index="7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1" table:end-x="0.078cm" table:end-y="0.097cm" draw:z-index="75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1" table:end-x="0.158cm" table:end-y="0.177cm" draw:z-index="7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1" table:end-x="0.158cm" table:end-y="0.177cm" draw:z-index="7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1" table:end-x="0.158cm" table:end-y="0.177cm" draw:z-index="7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1" table:end-x="0.078cm" table:end-y="0.097cm" draw:z-index="79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2 Rue Louis Marin, 44200 Nantes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2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2" table:end-x="0.158cm" table:end-y="0.178cm" draw:z-index="80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2" table:end-x="0.158cm" table:end-y="0.178cm" draw:z-index="81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2" table:end-x="0.158cm" table:end-y="0.178cm" draw:z-index="8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2" table:end-x="0.158cm" table:end-y="0.178cm" draw:z-index="8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2" table:end-x="0.158cm" table:end-y="0.178cm" draw:z-index="8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2" table:end-x="0.078cm" table:end-y="0.098cm" draw:z-index="85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2" table:end-x="0.158cm" table:end-y="0.178cm" draw:z-index="86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2" table:end-x="0.158cm" table:end-y="0.178cm" draw:z-index="87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2" table:end-x="0.158cm" table:end-y="0.178cm" draw:z-index="88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2" table:end-x="0.158cm" table:end-y="0.178cm" draw:z-index="89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2" table:end-x="0.158cm" table:end-y="0.178cm" draw:z-index="90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2" table:end-x="0.158cm" table:end-y="0.178cm" draw:z-index="91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2" table:end-x="0.158cm" table:end-y="0.178cm" draw:z-index="9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2" table:end-x="0.158cm" table:end-y="0.178cm" draw:z-index="9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2" table:end-x="0.158cm" table:end-y="0.178cm" draw:z-index="9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2" table:end-x="0.158cm" table:end-y="0.178cm" draw:z-index="9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3 Impasse des Amethystes, 44300 Nantes Franc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3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3" table:end-x="0.158cm" table:end-y="0.177cm" draw:z-index="9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3" table:end-x="0.158cm" table:end-y="0.177cm" draw:z-index="9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3" table:end-x="0.158cm" table:end-y="0.177cm" draw:z-index="9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3" table:end-x="0.158cm" table:end-y="0.177cm" draw:z-index="9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3" table:end-x="0.158cm" table:end-y="0.177cm" draw:z-index="10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3" table:end-x="0.078cm" table:end-y="0.097cm" draw:z-index="101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3" table:end-x="0.158cm" table:end-y="0.177cm" draw:z-index="10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3" table:end-x="0.158cm" table:end-y="0.177cm" draw:z-index="10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3" table:end-x="0.158cm" table:end-y="0.177cm" draw:z-index="10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3" table:end-x="0.158cm" table:end-y="0.177cm" draw:z-index="10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3" table:end-x="0.158cm" table:end-y="0.177cm" draw:z-index="10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3" table:end-x="0.078cm" table:end-y="0.097cm" draw:z-index="107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3" table:end-x="0.158cm" table:end-y="0.177cm" draw:z-index="10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3" table:end-x="0.158cm" table:end-y="0.177cm" draw:z-index="10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3" table:end-x="0.158cm" table:end-y="0.177cm" draw:z-index="11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3" table:end-x="0.158cm" table:end-y="0.177cm" draw:z-index="11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5 Place du Pilori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4" table:end-x="0.158cm" table:end-y="0.178cm" draw:z-index="11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4" table:end-x="0.158cm" table:end-y="0.178cm" draw:z-index="11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4" table:end-x="0.158cm" table:end-y="0.178cm" draw:z-index="11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4" table:end-x="0.158cm" table:end-y="0.178cm" draw:z-index="11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4" table:end-x="0.078cm" table:end-y="0.098cm" draw:z-index="116" draw:name="http://ourecycler.fr/art/OK.png" draw:style-name="gr1" draw:text-style-name="P1" svg:width="0.078cm" svg:height="0.078cm" svg:x="0cm" svg:y="0.02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4" table:end-x="0.158cm" table:end-y="0.178cm" draw:z-index="117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4" table:end-x="0.158cm" table:end-y="0.178cm" draw:z-index="118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4" table:end-x="0.158cm" table:end-y="0.178cm" draw:z-index="119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4" table:end-x="0.158cm" table:end-y="0.178cm" draw:z-index="120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4" table:end-x="0.158cm" table:end-y="0.178cm" draw:z-index="121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4" table:end-x="0.158cm" table:end-y="0.178cm" draw:z-index="122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4" table:end-x="0.158cm" table:end-y="0.178cm" draw:z-index="123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4" table:end-x="0.158cm" table:end-y="0.178cm" draw:z-index="124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4" table:end-x="0.158cm" table:end-y="0.178cm" draw:z-index="125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4" table:end-x="0.158cm" table:end-y="0.178cm" draw:z-index="126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4" table:end-x="0.158cm" table:end-y="0.178cm" draw:z-index="127" draw:name="http://ourecycler.fr/art/KO.png" draw:style-name="gr1" draw:text-style-name="P1" svg:width="0.158cm" svg:height="0.158cm" svg:x="0cm" svg:y="0.02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31 Rue Général Buat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5" table:end-x="0.158cm" table:end-y="0.177cm" draw:z-index="12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5" table:end-x="0.158cm" table:end-y="0.177cm" draw:z-index="12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5" table:end-x="0.158cm" table:end-y="0.177cm" draw:z-index="13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5" table:end-x="0.158cm" table:end-y="0.177cm" draw:z-index="13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5" table:end-x="0.078cm" table:end-y="0.097cm" draw:z-index="132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5" table:end-x="0.158cm" table:end-y="0.177cm" draw:z-index="13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5" table:end-x="0.158cm" table:end-y="0.177cm" draw:z-index="13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5" table:end-x="0.158cm" table:end-y="0.177cm" draw:z-index="13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5" table:end-x="0.158cm" table:end-y="0.177cm" draw:z-index="13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5" table:end-x="0.158cm" table:end-y="0.177cm" draw:z-index="13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5" table:end-x="0.158cm" table:end-y="0.177cm" draw:z-index="13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5" table:end-x="0.158cm" table:end-y="0.177cm" draw:z-index="13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5" table:end-x="0.158cm" table:end-y="0.177cm" draw:z-index="14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5" table:end-x="0.158cm" table:end-y="0.177cm" draw:z-index="14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5" table:end-x="0.158cm" table:end-y="0.177cm" draw:z-index="14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5" table:end-x="0.158cm" table:end-y="0.177cm" draw:z-index="14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14-18 Rue de la Fosse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 office:value-type="string">
            <text:p/>
            <draw:frame table:end-cell-address="Feuille1.F26" table:end-x="0.158cm" table:end-y="0.177cm" draw:z-index="14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G26" table:end-x="0.158cm" table:end-y="0.177cm" draw:z-index="14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H26" table:end-x="0.158cm" table:end-y="0.177cm" draw:z-index="14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I26" table:end-x="0.158cm" table:end-y="0.177cm" draw:z-index="14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J26" table:end-x="0.078cm" table:end-y="0.097cm" draw:z-index="148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K26" table:end-x="0.158cm" table:end-y="0.177cm" draw:z-index="14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L26" table:end-x="0.158cm" table:end-y="0.177cm" draw:z-index="15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M26" table:end-x="0.158cm" table:end-y="0.177cm" draw:z-index="15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N26" table:end-x="0.158cm" table:end-y="0.177cm" draw:z-index="15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O26" table:end-x="0.158cm" table:end-y="0.177cm" draw:z-index="15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P26" table:end-x="0.158cm" table:end-y="0.177cm" draw:z-index="15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Q26" table:end-x="0.158cm" table:end-y="0.177cm" draw:z-index="15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R26" table:end-x="0.158cm" table:end-y="0.177cm" draw:z-index="15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S26" table:end-x="0.158cm" table:end-y="0.177cm" draw:z-index="15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T26" table:end-x="0.158cm" table:end-y="0.177cm" draw:z-index="15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 office:value-type="string">
            <text:p/>
            <draw:frame table:end-cell-address="Feuille1.U26" table:end-x="0.158cm" table:end-y="0.177cm" draw:z-index="15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4"/>
          <table:table-cell table:number-columns-repeated="21"/>
        </table:table-row>
        <table:table-row table:style-name="ro1">
          <table:table-cell/>
          <table:table-cell table:style-name="ce4" office:value-type="string">
            <text:p>4-8 Rue d'Orléans</text:p>
          </table:table-cell>
          <table:table-cell table:style-name="ce9" office:value-type="string">
            <text:p/>
          </table:table-cell>
          <table:table-cell table:style-name="ce4" office:value-type="string">
            <text:p><text:a xlink:href="http://ourecycler.fr/recyclage.php?cdtyp=1&amp;ville=Nantes&amp;mat=0&amp;cp=44000">Nantes</text:a></text:p>
          </table:table-cell>
          <table:table-cell table:style-name="ce4" office:value-type="string">
            <text:p>Loire-Atlantique</text:p>
          </table:table-cell>
          <table:table-cell table:style-name="ce12">
            <draw:frame table:end-cell-address="Feuille1.F28" table:end-x="0.158cm" table:end-y="0.177cm" draw:z-index="16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F28" table:end-x="0.158cm" table:end-y="0.177cm" draw:z-index="17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F28" table:end-x="0.158cm" table:end-y="0.261cm" draw:z-index="192" draw:name="http://ourecycler.fr/art/KO.png" draw:style-name="gr1" draw:text-style-name="P1" svg:width="0.158cm" svg:height="0.242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G28" table:end-x="0.158cm" table:end-y="0.177cm" draw:z-index="16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G28" table:end-x="0.158cm" table:end-y="0.177cm" draw:z-index="17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G28" table:end-x="0.158cm" table:end-y="0.177cm" draw:z-index="19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H28" table:end-x="0.158cm" table:end-y="0.177cm" draw:z-index="16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H28" table:end-x="0.158cm" table:end-y="0.177cm" draw:z-index="17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H28" table:end-x="0.158cm" table:end-y="0.177cm" draw:z-index="19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I28" table:end-x="0.158cm" table:end-y="0.177cm" draw:z-index="16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I28" table:end-x="0.158cm" table:end-y="0.177cm" draw:z-index="17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I28" table:end-x="0.078cm" table:end-y="0.097cm" draw:z-index="196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J28" table:end-x="0.078cm" table:end-y="0.097cm" draw:z-index="164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  <draw:frame table:end-cell-address="Feuille1.J28" table:end-x="0.078cm" table:end-y="0.097cm" draw:z-index="180" draw:name="http://ourecycler.fr/art/OK.png" draw:style-name="gr1" draw:text-style-name="P1" svg:width="0.078cm" svg:height="0.078cm" svg:x="0cm" svg:y="0.019cm">
              <draw:image xlink:href="http://ourecycler.fr/art/OK.png" xlink:type="simple" xlink:show="embed" xlink:actuate="onLoad">
                <text:p/>
              </draw:image>
            </draw:frame>
            <draw:frame table:end-cell-address="Feuille1.J28" table:end-x="0.158cm" table:end-y="0.177cm" draw:z-index="19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K28" table:end-x="0.158cm" table:end-y="0.177cm" draw:z-index="16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K28" table:end-x="0.158cm" table:end-y="0.177cm" draw:z-index="18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K28" table:end-x="0.158cm" table:end-y="0.177cm" draw:z-index="19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L28" table:end-x="0.158cm" table:end-y="0.177cm" draw:z-index="16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L28" table:end-x="0.158cm" table:end-y="0.177cm" draw:z-index="18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L28" table:end-x="0.158cm" table:end-y="0.177cm" draw:z-index="19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M28" table:end-x="0.158cm" table:end-y="0.177cm" draw:z-index="16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M28" table:end-x="0.158cm" table:end-y="0.177cm" draw:z-index="18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M28" table:end-x="0.158cm" table:end-y="0.177cm" draw:z-index="19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N28" table:end-x="0.158cm" table:end-y="0.177cm" draw:z-index="16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N28" table:end-x="0.158cm" table:end-y="0.177cm" draw:z-index="18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N28" table:end-x="0.158cm" table:end-y="0.177cm" draw:z-index="20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O28" table:end-x="0.158cm" table:end-y="0.177cm" draw:z-index="16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O28" table:end-x="0.158cm" table:end-y="0.177cm" draw:z-index="18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O28" table:end-x="0.158cm" table:end-y="0.177cm" draw:z-index="20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P28" table:end-x="0.158cm" table:end-y="0.177cm" draw:z-index="17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P28" table:end-x="0.158cm" table:end-y="0.177cm" draw:z-index="18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P28" table:end-x="0.158cm" table:end-y="0.177cm" draw:z-index="20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Q28" table:end-x="0.158cm" table:end-y="0.177cm" draw:z-index="17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Q28" table:end-x="0.158cm" table:end-y="0.177cm" draw:z-index="18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Q28" table:end-x="0.158cm" table:end-y="0.177cm" draw:z-index="20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R28" table:end-x="0.158cm" table:end-y="0.177cm" draw:z-index="172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R28" table:end-x="0.158cm" table:end-y="0.177cm" draw:z-index="188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R28" table:end-x="0.158cm" table:end-y="0.177cm" draw:z-index="20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S28" table:end-x="0.158cm" table:end-y="0.177cm" draw:z-index="173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S28" table:end-x="0.158cm" table:end-y="0.177cm" draw:z-index="189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S28" table:end-x="0.158cm" table:end-y="0.177cm" draw:z-index="20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T28" table:end-x="0.158cm" table:end-y="0.177cm" draw:z-index="174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T28" table:end-x="0.158cm" table:end-y="0.177cm" draw:z-index="190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T28" table:end-x="0.158cm" table:end-y="0.177cm" draw:z-index="206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style-name="ce12">
            <draw:frame table:end-cell-address="Feuille1.U28" table:end-x="0.158cm" table:end-y="0.177cm" draw:z-index="175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U28" table:end-x="0.158cm" table:end-y="0.177cm" draw:z-index="191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  <draw:frame table:end-cell-address="Feuille1.U28" table:end-x="0.158cm" table:end-y="0.177cm" draw:z-index="207" draw:name="http://ourecycler.fr/art/KO.png" draw:style-name="gr1" draw:text-style-name="P1" svg:width="0.158cm" svg:height="0.158cm" svg:x="0cm" svg:y="0.019cm">
              <draw:image xlink:href="http://ourecycler.fr/art/KO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0">
          <table:table-cell table:number-columns-repeated="26"/>
        </table:table-row>
        <table:table-row table:style-name="ro1" table:number-rows-repeated="29">
          <table:table-cell table:number-columns-repeated="22"/>
          <table:table-cell table:style-name="ce15" table:number-columns-repeated="2"/>
          <table:table-cell table:number-columns-repeated="2"/>
        </table:table-row>
        <table:table-row table:style-name="ro1">
          <table:table-cell table:number-columns-repeated="22"/>
          <table:table-cell table:style-name="ce15" table:number-columns-repeated="2"/>
          <table:table-cell table:number-columns-repeated="2"/>
        </table:table-row>
      </table:table>
      <table:table table:name="Feui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04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Renoulin</meta:initial-creator>
    <meta:creation-date>2013-06-06T03:42:43.93</meta:creation-date>
    <dc:date>2013-06-06T04:26:42.40</dc:date>
    <dc:creator>Christian Renoulin</dc:creator>
    <meta:editing-duration>PT28M14S</meta:editing-duration>
    <meta:editing-cycles>2</meta:editing-cycles>
    <meta:generator>OpenOffice.org/3.3$Win32 OpenOffice.org_project/330m20$Build-9567</meta:generator>
    <meta:document-statistic meta:table-count="3" meta:cell-count="124" meta:object-count="388"/>
  </office:meta>
</office:document-meta>
</file>